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Heading" style:master-page-name="Standard">
      <style:paragraph-properties style:page-number="auto"/>
    </style:style>
    <style:style style:name="P81" style:family="paragraph" style:parent-style-name="Heading_20_1" style:list-style-name="WWNum1"/>
    <style:style style:name="P82" style:family="paragraph" style:parent-style-name="Heading_20_1" style:list-style-name="WWNum1">
      <style:text-properties officeooo:paragraph-rsid="01058ce4"/>
    </style:style>
    <style:style style:name="P83" style:family="paragraph" style:parent-style-name="Heading_20_1" style:list-style-name="WWNum1">
      <style:text-properties officeooo:paragraph-rsid="00e87b5f"/>
    </style:style>
    <style:style style:name="P84" style:family="paragraph" style:parent-style-name="Heading_20_1" style:list-style-name="WWNum1">
      <style:text-properties officeooo:paragraph-rsid="00d5da58"/>
    </style:style>
    <style:style style:name="P85" style:family="paragraph" style:parent-style-name="Heading_20_1" style:list-style-name="WWNum1">
      <style:text-properties officeooo:rsid="010ac99f" officeooo:paragraph-rsid="010ac99f"/>
    </style:style>
    <style:style style:name="P86" style:family="paragraph" style:parent-style-name="List_20_Paragraph" style:list-style-name="WWNum2">
      <style:paragraph-properties fo:text-align="justify" style:justify-single-word="false"/>
    </style:style>
    <style:style style:name="P87" style:family="paragraph" style:parent-style-name="List_20_Paragraph" style:list-style-name="WWNum2">
      <style:paragraph-properties fo:text-align="justify" style:justify-single-word="false"/>
      <style:text-properties officeooo:paragraph-rsid="00d8f9c6"/>
    </style:style>
    <style:style style:name="P88" style:family="paragraph" style:parent-style-name="List_20_Paragraph" style:list-style-name="WWNum2">
      <style:paragraph-properties fo:text-align="justify" style:justify-single-word="false"/>
      <style:text-properties officeooo:paragraph-rsid="00a5058b"/>
    </style:style>
    <style:style style:name="P89" style:family="paragraph" style:parent-style-name="List_20_Paragraph" style:list-style-name="WWNum2">
      <style:paragraph-properties fo:text-align="justify" style:justify-single-word="false"/>
      <style:text-properties officeooo:paragraph-rsid="00eb5ed9"/>
    </style:style>
    <style:style style:name="P90" style:family="paragraph" style:parent-style-name="List_20_Paragraph" style:list-style-name="WWNum2">
      <style:paragraph-properties fo:text-align="justify" style:justify-single-word="false"/>
      <style:text-properties officeooo:paragraph-rsid="00ee6885"/>
    </style:style>
    <style:style style:name="P91" style:family="paragraph" style:parent-style-name="List_20_Paragraph" style:list-style-name="WWNum2">
      <style:paragraph-properties fo:text-align="justify" style:justify-single-word="false"/>
      <style:text-properties officeooo:paragraph-rsid="00a6a41b"/>
    </style:style>
    <style:style style:name="P92" style:family="paragraph" style:parent-style-name="List_20_Paragraph" style:list-style-name="L2">
      <style:paragraph-properties fo:text-align="justify" style:justify-single-word="false"/>
      <style:text-properties officeooo:paragraph-rsid="00efb0d6"/>
    </style:style>
    <style:style style:name="P93" style:family="paragraph" style:parent-style-name="List_20_Paragraph" style:list-style-name="L4">
      <style:paragraph-properties fo:text-align="justify" style:justify-single-word="false"/>
      <style:text-properties officeooo:paragraph-rsid="00efb0d6"/>
    </style:style>
    <style:style style:name="P94" style:family="paragraph" style:parent-style-name="List_20_Paragraph" style:list-style-name="L2">
      <style:text-properties officeooo:paragraph-rsid="01024162"/>
    </style:style>
    <style:style style:name="P95" style:family="paragraph" style:parent-style-name="List_20_Paragraph" style:list-style-name="L3">
      <style:paragraph-properties fo:text-align="justify" style:justify-single-word="false"/>
      <style:text-properties officeooo:rsid="00efb0d6" officeooo:paragraph-rsid="00efb0d6"/>
    </style:style>
    <style:style style:name="P96" style:family="paragraph" style:parent-style-name="List_20_Paragraph" style:list-style-name="L4">
      <style:paragraph-properties fo:text-align="justify" style:justify-single-word="false"/>
      <style:text-properties officeooo:rsid="00efb0d6" officeooo:paragraph-rsid="00efb0d6"/>
    </style:style>
    <style:style style:name="P97" style:family="paragraph" style:parent-style-name="List_20_Paragraph" style:list-style-name="L5">
      <style:paragraph-properties fo:text-align="justify" style:justify-single-word="false"/>
      <style:text-properties officeooo:rsid="0079d0ee" officeooo:paragraph-rsid="0079d0ee"/>
    </style:style>
    <style:style style:name="P98" style:family="paragraph" style:parent-style-name="List_20_Paragraph" style:list-style-name="L5">
      <style:paragraph-properties fo:text-align="justify" style:justify-single-word="false"/>
      <style:text-properties officeooo:rsid="0079d0ee" officeooo:paragraph-rsid="00a86f3a"/>
    </style:style>
    <style:style style:name="P99" style:family="paragraph" style:parent-style-name="List_20_Paragraph" style:list-style-name="L5">
      <style:paragraph-properties fo:text-align="justify" style:justify-single-word="false"/>
      <style:text-properties officeooo:rsid="007b06ba" officeooo:paragraph-rsid="007cb92c"/>
    </style:style>
    <style:style style:name="P100" style:family="paragraph" style:parent-style-name="List_20_Paragraph" style:list-style-name="L5">
      <style:paragraph-properties fo:text-align="justify" style:justify-single-word="false"/>
      <style:text-properties officeooo:rsid="007b70fb"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b70fb"/>
    </style:style>
    <style:style style:name="P102" style:family="paragraph" style:parent-style-name="List_20_Paragraph" style:list-style-name="L5">
      <style:paragraph-properties fo:text-align="justify" style:justify-single-word="false"/>
      <style:text-properties officeooo:rsid="00a86f3a" officeooo:paragraph-rsid="00bf80eb"/>
    </style:style>
    <style:style style:name="P103"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4" style:family="paragraph" style:parent-style-name="List_20_Paragraph" style:list-style-name="L5">
      <style:paragraph-properties fo:text-align="justify" style:justify-single-word="false"/>
      <style:text-properties officeooo:rsid="00fd6e35" officeooo:paragraph-rsid="00fd6e35"/>
    </style:style>
    <style:style style:name="P105" style:family="paragraph" style:parent-style-name="List_20_Paragraph" style:list-style-name="L5">
      <style:paragraph-properties fo:text-align="justify" style:justify-single-word="false"/>
      <style:text-properties officeooo:rsid="00fd6e35" officeooo:paragraph-rsid="00feeb9b"/>
    </style:style>
    <style:style style:name="P106" style:family="paragraph" style:parent-style-name="List_20_Paragraph" style:list-style-name="L5">
      <style:paragraph-properties fo:text-align="justify" style:justify-single-word="false"/>
      <style:text-properties officeooo:rsid="00feeb9b" officeooo:paragraph-rsid="00feeb9b"/>
    </style:style>
    <style:style style:name="P107" style:family="paragraph" style:parent-style-name="Standard" style:list-style-name="L4">
      <style:paragraph-properties fo:text-align="justify" style:justify-single-word="false"/>
      <style:text-properties officeooo:rsid="00a57546" officeooo:paragraph-rsid="00efb0d6"/>
    </style:style>
    <style:style style:name="P108" style:family="paragraph" style:parent-style-name="Standard" style:list-style-name="L4">
      <style:paragraph-properties fo:text-align="justify" style:justify-single-word="false"/>
      <style:text-properties style:text-underline-style="none" officeooo:rsid="00da0531"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100b679"/>
    </style:style>
    <style:style style:name="P110" style:family="paragraph" style:parent-style-name="Standard" style:list-style-name="L4">
      <style:paragraph-properties fo:text-align="justify" style:justify-single-word="false"/>
      <style:text-properties style:text-underline-style="none" officeooo:rsid="00ca4398" officeooo:paragraph-rsid="00efb0d6"/>
    </style:style>
    <style:style style:name="P111" style:family="paragraph" style:parent-style-name="Standard" style:list-style-name="L4">
      <style:paragraph-properties fo:text-align="justify" style:justify-single-word="false"/>
      <style:text-properties style:text-underline-style="none" officeooo:rsid="00ca4398" officeooo:paragraph-rsid="00fa0980"/>
    </style:style>
    <style:style style:name="P112" style:family="paragraph" style:parent-style-name="Standard" style:list-style-name="L4">
      <style:paragraph-properties fo:text-align="justify" style:justify-single-word="false"/>
      <style:text-properties style:text-underline-style="none" officeooo:rsid="00f5f150" officeooo:paragraph-rsid="00f5f150"/>
    </style:style>
    <style:style style:name="P113" style:family="paragraph" style:parent-style-name="Standard" style:list-style-name="L4">
      <style:paragraph-properties fo:text-align="justify" style:justify-single-word="false"/>
      <style:text-properties style:text-underline-style="none" officeooo:rsid="00ce69f7" officeooo:paragraph-rsid="00fa0980"/>
    </style:style>
    <style:style style:name="P114" style:family="paragraph" style:parent-style-name="Standard" style:list-style-name="L4">
      <style:paragraph-properties fo:text-align="justify" style:justify-single-word="false"/>
      <style:text-properties style:text-underline-style="none" officeooo:rsid="00ce69f7" officeooo:paragraph-rsid="00efb0d6"/>
    </style:style>
    <style:style style:name="P115" style:family="paragraph" style:parent-style-name="Standard" style:list-style-name="L4">
      <style:paragraph-properties fo:text-align="justify" style:justify-single-word="false"/>
      <style:text-properties officeooo:paragraph-rsid="01024162"/>
    </style:style>
    <style:style style:name="P116" style:family="paragraph" style:parent-style-name="Text_20_body" style:list-style-name="L1">
      <style:paragraph-properties fo:margin-top="0cm" fo:margin-bottom="0cm" style:contextual-spacing="false"/>
      <style:text-properties officeooo:paragraph-rsid="010ac99f"/>
    </style:style>
    <style:style style:name="T1" style:family="text">
      <style:text-properties officeooo:rsid="010f8fd5"/>
    </style:style>
    <style:style style:name="T2" style:family="text">
      <style:text-properties officeooo:rsid="0111e529"/>
    </style:style>
    <style:style style:name="T3" style:family="text">
      <style:text-properties officeooo:rsid="00f1d94d"/>
    </style:style>
    <style:style style:name="T4" style:family="text">
      <style:text-properties officeooo:rsid="00f5a08b"/>
    </style:style>
    <style:style style:name="T5" style:family="text">
      <style:text-properties officeooo:rsid="0100b679"/>
    </style:style>
    <style:style style:name="T6" style:family="text">
      <style:text-properties officeooo:rsid="00d38d30"/>
    </style:style>
    <style:style style:name="T7" style:family="text">
      <style:text-properties officeooo:rsid="00f3b966"/>
    </style:style>
    <style:style style:name="T8" style:family="text">
      <style:text-properties officeooo:rsid="00e205ad"/>
    </style:style>
    <style:style style:name="T9" style:family="text">
      <style:text-properties officeooo:rsid="00e567be"/>
    </style:style>
    <style:style style:name="T10" style:family="text">
      <style:text-properties officeooo:rsid="00e1651d"/>
    </style:style>
    <style:style style:name="T11" style:family="text">
      <style:text-properties officeooo:rsid="00c4204e"/>
    </style:style>
    <style:style style:name="T12" style:family="text">
      <style:text-properties officeooo:rsid="00c159a4"/>
    </style:style>
    <style:style style:name="T13" style:family="text">
      <style:text-properties officeooo:rsid="00879f33"/>
    </style:style>
    <style:style style:name="T14" style:family="text">
      <style:text-properties officeooo:rsid="007e8614"/>
    </style:style>
    <style:style style:name="T15" style:family="text">
      <style:text-properties officeooo:rsid="007cb92c"/>
    </style:style>
    <style:style style:name="T16" style:family="text">
      <style:text-properties officeooo:rsid="0070745c"/>
    </style:style>
    <style:style style:name="T17" style:family="text">
      <style:text-properties officeooo:rsid="006f2c53"/>
    </style:style>
    <style:style style:name="T18" style:family="text">
      <style:text-properties officeooo:rsid="00581e43"/>
    </style:style>
    <style:style style:name="T19" style:family="text">
      <style:text-properties officeooo:rsid="0053737a"/>
    </style:style>
    <style:style style:name="T20" style:family="text">
      <style:text-properties officeooo:rsid="004f5c71"/>
    </style:style>
    <style:style style:name="T21" style:family="text">
      <style:text-properties officeooo:rsid="0043a85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7cb92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ba5ed9"/>
    </style:style>
    <style:style style:name="T26" style:family="text">
      <style:text-properties style:text-underline-style="solid" style:text-underline-width="auto" style:text-underline-color="font-color" officeooo:rsid="00bb8a2e"/>
    </style:style>
    <style:style style:name="T27" style:family="text">
      <style:text-properties style:text-underline-style="solid" style:text-underline-width="auto" style:text-underline-color="font-color" fo:font-weight="normal" officeooo:rsid="009ffd60" style:font-weight-asian="normal" style:font-weight-complex="normal"/>
    </style:style>
    <style:style style:name="T28" style:family="text">
      <style:text-properties style:text-underline-style="solid" style:text-underline-width="auto" style:text-underline-color="font-color" fo:font-weight="normal" officeooo:rsid="00d1a63c" style:font-weight-asian="normal" style:font-weight-complex="normal"/>
    </style:style>
    <style:style style:name="T29" style:family="text">
      <style:text-properties style:text-underline-style="solid" style:text-underline-width="auto" style:text-underline-color="font-color" officeooo:rsid="00e74d43"/>
    </style:style>
    <style:style style:name="T30" style:family="text">
      <style:text-properties style:text-underline-style="solid" style:text-underline-width="auto" style:text-underline-color="font-color" officeooo:rsid="00e7ba36"/>
    </style:style>
    <style:style style:name="T31" style:family="text">
      <style:text-properties style:text-underline-style="solid" style:text-underline-width="auto" style:text-underline-color="font-color" officeooo:rsid="0100b679"/>
    </style:style>
    <style:style style:name="T32" style:family="text">
      <style:text-properties style:text-underline-style="solid" style:text-underline-width="auto" style:text-underline-color="font-color" officeooo:rsid="00cb1245"/>
    </style:style>
    <style:style style:name="T33" style:family="text">
      <style:text-properties style:text-underline-style="solid" style:text-underline-width="auto" style:text-underline-color="font-color" officeooo:rsid="01024162"/>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a86f3a" style:font-weight-asian="bold" style:font-weight-complex="bold"/>
    </style:style>
    <style:style style:name="T37" style:family="text">
      <style:text-properties fo:language="en" fo:country="US"/>
    </style:style>
    <style:style style:name="T38" style:family="text">
      <style:text-properties officeooo:rsid="000bc274"/>
    </style:style>
    <style:style style:name="T39" style:family="text">
      <style:text-properties fo:font-style="italic" style:font-style-asian="italic" style:font-style-complex="italic"/>
    </style:style>
    <style:style style:name="T40" style:family="text">
      <style:text-properties fo:font-style="italic" officeooo:rsid="000bc274" style:font-style-asian="italic" style:font-style-complex="italic"/>
    </style:style>
    <style:style style:name="T41" style:family="text">
      <style:text-properties officeooo:rsid="000ccb86"/>
    </style:style>
    <style:style style:name="T42" style:family="text">
      <style:text-properties officeooo:rsid="000d0a6f"/>
    </style:style>
    <style:style style:name="T43" style:family="text">
      <style:text-properties officeooo:rsid="0011e487"/>
    </style:style>
    <style:style style:name="T44" style:family="text">
      <style:text-properties officeooo:rsid="00120c32"/>
    </style:style>
    <style:style style:name="T45" style:family="text">
      <style:text-properties officeooo:rsid="00138736"/>
    </style:style>
    <style:style style:name="T46" style:family="text">
      <style:text-properties officeooo:rsid="00146b8c"/>
    </style:style>
    <style:style style:name="T47" style:family="text">
      <style:text-properties officeooo:rsid="00171140"/>
    </style:style>
    <style:style style:name="T48" style:family="text">
      <style:text-properties officeooo:rsid="001a5b25"/>
    </style:style>
    <style:style style:name="T49" style:family="text">
      <style:text-properties officeooo:rsid="001e9cb3"/>
    </style:style>
    <style:style style:name="T50" style:family="text">
      <style:text-properties officeooo:rsid="001ef7c3"/>
    </style:style>
    <style:style style:name="T51" style:family="text">
      <style:text-properties officeooo:rsid="00213f04"/>
    </style:style>
    <style:style style:name="T52" style:family="text">
      <style:text-properties officeooo:rsid="00222655"/>
    </style:style>
    <style:style style:name="T53" style:family="text">
      <style:text-properties officeooo:rsid="00234607"/>
    </style:style>
    <style:style style:name="T54" style:family="text">
      <style:text-properties style:text-underline-style="none"/>
    </style:style>
    <style:style style:name="T55" style:family="text">
      <style:text-properties style:text-underline-style="none" fo:font-weight="bold" style:font-weight-asian="bold" style:font-weight-complex="bold"/>
    </style:style>
    <style:style style:name="T56" style:family="text">
      <style:text-properties style:text-underline-style="none" fo:font-weight="bold" officeooo:rsid="005c62b1" style:font-weight-asian="bold" style:font-weight-complex="bold"/>
    </style:style>
    <style:style style:name="T57" style:family="text">
      <style:text-properties style:text-underline-style="none" fo:font-weight="bold" officeooo:rsid="0061181c" style:font-weight-asian="bold" style:font-weight-complex="bold"/>
    </style:style>
    <style:style style:name="T58" style:family="text">
      <style:text-properties style:text-underline-style="none" fo:font-weight="bold" officeooo:rsid="00b3df58" style:font-weight-asian="bold" style:font-weight-complex="bold"/>
    </style:style>
    <style:style style:name="T59" style:family="text">
      <style:text-properties style:text-underline-style="none" officeooo:rsid="005c62b1"/>
    </style:style>
    <style:style style:name="T60" style:family="text">
      <style:text-properties style:text-underline-style="none" officeooo:rsid="00a6a41b"/>
    </style:style>
    <style:style style:name="T61" style:family="text">
      <style:text-properties style:text-underline-style="none" officeooo:rsid="00ca4398"/>
    </style:style>
    <style:style style:name="T62" style:family="text">
      <style:text-properties style:text-underline-style="none" officeooo:rsid="00cb1245"/>
    </style:style>
    <style:style style:name="T63" style:family="text">
      <style:text-properties style:text-underline-style="none" officeooo:rsid="00ccd8e2"/>
    </style:style>
    <style:style style:name="T64" style:family="text">
      <style:text-properties style:text-underline-style="none" fo:font-weight="normal" officeooo:rsid="009ffd60" style:font-weight-asian="normal" style:font-weight-complex="normal"/>
    </style:style>
    <style:style style:name="T65" style:family="text">
      <style:text-properties style:text-underline-style="none" officeooo:rsid="00e8937a"/>
    </style:style>
    <style:style style:name="T66" style:family="text">
      <style:text-properties style:text-underline-style="none" officeooo:rsid="00fa0980"/>
    </style:style>
    <style:style style:name="T67" style:family="text">
      <style:text-properties style:text-underline-style="none" officeooo:rsid="01024162"/>
    </style:style>
    <style:style style:name="T68" style:family="text">
      <style:text-properties officeooo:rsid="002ad7dc"/>
    </style:style>
    <style:style style:name="T69" style:family="text">
      <style:text-properties officeooo:rsid="0032cb3e"/>
    </style:style>
    <style:style style:name="T70" style:family="text">
      <style:text-properties officeooo:rsid="0079d0ee" fo:background-color="transparent" loext:char-shading-value="0"/>
    </style:style>
    <style:style style:name="T71" style:family="text">
      <style:text-properties officeooo:rsid="00b5d3bf" fo:background-color="transparent" loext:char-shading-value="0"/>
    </style:style>
    <style:style style:name="T72" style:family="text">
      <style:text-properties officeooo:rsid="00388235"/>
    </style:style>
    <style:style style:name="T73" style:family="text">
      <style:text-properties officeooo:rsid="003e7bef"/>
    </style:style>
    <style:style style:name="T74" style:family="text">
      <style:text-properties officeooo:rsid="00449e0a"/>
    </style:style>
    <style:style style:name="T75" style:family="text">
      <style:text-properties officeooo:rsid="00476b81"/>
    </style:style>
    <style:style style:name="T76" style:family="text">
      <style:text-properties officeooo:rsid="00499112"/>
    </style:style>
    <style:style style:name="T77" style:family="text">
      <style:text-properties fo:font-weight="normal" style:font-weight-asian="normal" style:font-weight-complex="normal"/>
    </style:style>
    <style:style style:name="T78" style:family="text">
      <style:text-properties fo:font-weight="normal" officeooo:rsid="004c9e3d" style:font-weight-asian="normal" style:font-weight-complex="normal"/>
    </style:style>
    <style:style style:name="T79" style:family="text">
      <style:text-properties officeooo:rsid="00565db3"/>
    </style:style>
    <style:style style:name="T80" style:family="text">
      <style:text-properties officeooo:rsid="005969bb"/>
    </style:style>
    <style:style style:name="T81" style:family="text">
      <style:text-properties officeooo:rsid="005dd6d0"/>
    </style:style>
    <style:style style:name="T82" style:family="text">
      <style:text-properties officeooo:rsid="0064aa9c"/>
    </style:style>
    <style:style style:name="T83" style:family="text">
      <style:text-properties officeooo:rsid="0075ffd6"/>
    </style:style>
    <style:style style:name="T84" style:family="text">
      <style:text-properties officeooo:rsid="0082851e"/>
    </style:style>
    <style:style style:name="T85" style:family="text">
      <style:text-properties style:font-name="Noto Sans" officeooo:rsid="0082851e"/>
    </style:style>
    <style:style style:name="T86" style:family="text">
      <style:text-properties officeooo:rsid="00976971"/>
    </style:style>
    <style:style style:name="T87" style:family="text">
      <style:text-properties officeooo:rsid="0098f0f2"/>
    </style:style>
    <style:style style:name="T88" style:family="text">
      <style:text-properties officeooo:rsid="009ffd60"/>
    </style:style>
    <style:style style:name="T89" style:family="text">
      <style:text-properties officeooo:rsid="00a39c3f"/>
    </style:style>
    <style:style style:name="T90" style:family="text">
      <style:text-properties officeooo:rsid="00a57546"/>
    </style:style>
    <style:style style:name="T91" style:family="text">
      <style:text-properties officeooo:rsid="00a86f3a"/>
    </style:style>
    <style:style style:name="T92" style:family="text">
      <style:text-properties officeooo:rsid="00acc59f"/>
    </style:style>
    <style:style style:name="T93" style:family="text">
      <style:text-properties officeooo:rsid="00b14240"/>
    </style:style>
    <style:style style:name="T94" style:family="text">
      <style:text-properties officeooo:rsid="00b1ed85"/>
    </style:style>
    <style:style style:name="T95" style:family="text">
      <style:text-properties officeooo:rsid="00b3df58"/>
    </style:style>
    <style:style style:name="T96" style:family="text">
      <style:text-properties officeooo:rsid="00b5d3bf"/>
    </style:style>
    <style:style style:name="T97" style:family="text">
      <style:text-properties officeooo:rsid="00b6df65"/>
    </style:style>
    <style:style style:name="T98" style:family="text">
      <style:text-properties officeooo:rsid="00ba5ed9"/>
    </style:style>
    <style:style style:name="T99" style:family="text">
      <style:text-properties officeooo:rsid="00bd4d7a"/>
    </style:style>
    <style:style style:name="T100" style:family="text">
      <style:text-properties officeooo:rsid="00c08311"/>
    </style:style>
    <style:style style:name="T101" style:family="text">
      <style:text-properties officeooo:rsid="00c18c65"/>
    </style:style>
    <style:style style:name="T102" style:family="text">
      <style:text-properties officeooo:rsid="00c3748e"/>
    </style:style>
    <style:style style:name="T103" style:family="text">
      <style:text-properties officeooo:rsid="00c98672"/>
    </style:style>
    <style:style style:name="T104" style:family="text">
      <style:text-properties officeooo:rsid="00cb1245"/>
    </style:style>
    <style:style style:name="T105" style:family="text">
      <style:text-properties officeooo:rsid="00ccd8e2"/>
    </style:style>
    <style:style style:name="T106" style:family="text">
      <style:text-properties officeooo:rsid="00dd2b2e"/>
    </style:style>
    <style:style style:name="T107" style:family="text">
      <style:text-properties officeooo:rsid="00e7ba36"/>
    </style:style>
    <style:style style:name="T108" style:family="text">
      <style:text-properties officeooo:rsid="00e87b5f"/>
    </style:style>
    <style:style style:name="T109" style:family="text">
      <style:text-properties officeooo:rsid="00eb5ed9"/>
    </style:style>
    <style:style style:name="T110" style:family="text">
      <style:text-properties officeooo:rsid="00ed346a"/>
    </style:style>
    <style:style style:name="T111" style:family="text">
      <style:text-properties officeooo:rsid="00ee6885"/>
    </style:style>
    <style:style style:name="T112" style:family="text">
      <style:text-properties officeooo:rsid="00efb0d6"/>
    </style:style>
    <style:style style:name="T113" style:family="text">
      <style:text-properties officeooo:rsid="00f0a0b0"/>
    </style:style>
    <style:style style:name="T114" style:family="text">
      <style:text-properties officeooo:rsid="00f12377"/>
    </style:style>
    <style:style style:name="T115" style:family="text">
      <style:text-properties officeooo:rsid="00f5f150"/>
    </style:style>
    <style:style style:name="T116" style:family="text">
      <style:text-properties officeooo:rsid="00f78232"/>
    </style:style>
    <style:style style:name="T117" style:family="text">
      <style:text-properties officeooo:rsid="00f81927"/>
    </style:style>
    <style:style style:name="T118" style:family="text">
      <style:text-properties officeooo:rsid="00f99077"/>
    </style:style>
    <style:style style:name="T119" style:family="text">
      <style:text-properties officeooo:rsid="00fa0980"/>
    </style:style>
    <style:style style:name="T120" style:family="text">
      <style:text-properties officeooo:rsid="00fbcc63"/>
    </style:style>
    <style:style style:name="T121" style:family="text">
      <style:text-properties officeooo:rsid="01058ce4"/>
    </style:style>
    <style:style style:name="T122" style:family="text">
      <style:text-properties officeooo:rsid="01066a3a"/>
    </style:style>
    <style:style style:name="T123" style:family="text">
      <style:text-properties fo:color="#000000" loext:opacity="100%" fo:font-weight="normal" style:font-weight-asian="normal" style:font-weight-complex="normal"/>
    </style:style>
    <style:style style:name="T124" style:family="text">
      <style:text-properties fo:color="#000000" loext:opacity="100%" style:text-underline-style="none" fo:font-weight="normal" style:font-weight-asian="normal" style:font-weight-complex="normal"/>
    </style:style>
    <style:style style:name="T125" style:family="text">
      <style:text-properties officeooo:rsid="0107bd7b"/>
    </style:style>
    <style:style style:name="T126" style:family="text">
      <style:text-properties officeooo:rsid="010ac99f"/>
    </style:style>
    <style:style style:name="T127" style:family="text">
      <style:text-properties officeooo:rsid="010bc8c0"/>
    </style:style>
    <style:style style:name="T128" style:family="text">
      <style:text-properties officeooo:rsid="010ed0af"/>
    </style:style>
    <style:style style:name="T129" style:family="text">
      <style:text-properties officeooo:rsid="011347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0">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2</text:a></text:p>
          <text:p text:style-name="P66"><text:a xlink:type="simple" xlink:href="#__RefHeading___Toc1689_401600443" text:style-name="Index_20_Link" text:visited-style-name="Index_20_Link">10. Présentation détaillée de la fonctionnalité d’édition<text:tab/>15</text:a></text:p>
          <text:p text:style-name="P66"><text:a xlink:type="simple" xlink:href="#__RefHeading___Toc1691_401600443" text:style-name="Index_20_Link" text:visited-style-name="Index_20_Link">11. Recherche dans les listes<text:tab/>17</text:a></text:p>
          <text:p text:style-name="P66"><text:a xlink:type="simple" xlink:href="#__RefHeading___Toc1693_401600443" text:style-name="Index_20_Link" text:visited-style-name="Index_20_Link">12. Module de recherche croisée<text:tab/>19</text:a></text:p>
          <text:p text:style-name="P66"><text:a xlink:type="simple" xlink:href="#__RefHeading___Toc1695_401600443" text:style-name="Index_20_Link" text:visited-style-name="Index_20_Link">13. Indicateurs<text:tab/>20</text:a></text:p>
          <text:p text:style-name="P66"><text:a xlink:type="simple" xlink:href="#__RefHeading___Toc1697_401600443" text:style-name="Index_20_Link" text:visited-style-name="Index_20_Link">14. Contrôles<text:tab/>20</text:a></text:p>
          <text:p text:style-name="P66"><text:a xlink:type="simple" xlink:href="#__RefHeading___Toc1699_401600443" text:style-name="Index_20_Link" text:visited-style-name="Index_20_Link">15. Sécurité<text:tab/>20</text:a></text:p>
          <text:p text:style-name="P66"><text:a xlink:type="simple" xlink:href="#__RefHeading___Toc1701_401600443" text:style-name="Index_20_Link" text:visited-style-name="Index_20_Link">16. Authentification<text:tab/>20</text:a></text:p>
          <text:p text:style-name="P66"><text:a xlink:type="simple" xlink:href="#__RefHeading___Toc1703_401600443" text:style-name="Index_20_Link" text:visited-style-name="Index_20_Link">17. Utilisateurs et groupes<text:tab/>20</text:a></text:p>
          <text:p text:style-name="P66"><text:a xlink:type="simple" xlink:href="#__RefHeading___Toc1754_1249066714" text:style-name="Index_20_Link" text:visited-style-name="Index_20_Link">18. Rôles des administrateurs de projet (= administrateurs de la base de données du projet)<text:tab/>21</text:a></text:p>
          <text:p text:style-name="P66"><text:a xlink:type="simple" xlink:href="#__RefHeading___Toc1707_401600443" text:style-name="Index_20_Link" text:visited-style-name="Index_20_Link">19. Rôle de l’administrateur général de l’instance (webmaster) :<text:tab/>24</text:a></text:p>
          <text:p text:style-name="P66"><text:a xlink:type="simple" xlink:href="#__RefHeading___Toc1709_401600443" text:style-name="Index_20_Link" text:visited-style-name="Index_20_Link">20. Réglages des bases de données (important) :<text:tab/>25</text:a></text:p>
          <text:p text:style-name="P66"><text:a xlink:type="simple" xlink:href="#__RefHeading___Toc1711_401600443" text:style-name="Index_20_Link" text:visited-style-name="Index_20_Link">21. Langues<text:tab/>26</text:a></text:p>
        </text:index-body>
      </text:table-of-content>
      <text:p text:style-name="P35"><text:tab/>Les copies d’écran figurant dans ce guide peuvent être légèrement différent<text:span text:style-name="T106">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8">tilisateurs de l’application </text:span><text:span text:style-name="T40">eplouribousse.</text:span> Il comprend une présentation générale : <text:span text:style-name="T92">Architecture de l’application, m</text:span>éthode <text:span text:style-name="T92">et</text:span> principes mise en œuvre, fonctionnalités <text:span text:style-name="T92">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8">(</text:span>Deployment_and_Setting_Documentation<text:span text:style-name="T38">).</text:span></text:p>
      <text:p text:style-name="P4"><text:tab/><text:span text:style-name="T80">Les copies d’écran peuvent ne pas correspondre totalement à la version que vous utilisez couramment, mais cela est sans conséquence.</text:span></text:p>
      <text:p text:style-name="P5"><text:tab/><text:span text:style-name="T13">Pensez à utiliser le forum des utilisateurs pour l’entraide : </text:span><text:a xlink:type="simple" xlink:href="https://groupes.renater.fr/sympa/info/eplouribousse" text:style-name="Internet_20_link" text:visited-style-name="Visited_20_Internet_20_Link"><text:span text:style-name="T13">https://groupes.renater.fr/sympa/info/eplouribousse</text:span></text:a></text:p>
      <text:list xml:id="list1973000422" text:style-name="WWNum1">
        <text:list-item>
          <text:p text:style-name="P8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9">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8">pour toute revue candidate au dédoublonnement,</text:span> de reconstituer une seule et unique collection aussi complète et reliée que possible à partir des éléments épars dont dispose<text:span text:style-name="T38">nt</text:span> les bibliothèques participant à l’opération.</text:p>
      <text:p text:style-name="P26"><text:tab/><text:span text:style-name="T86">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6">communes) L’accès aux bases de données se fait par un lien de renvoi</text:span><text:span text:style-name="T86"><text:note text:id="ftn1" text:note-class="footnote"><text:note-citation>1</text:note-citation><text:note-body><text:p text:style-name="Footnote"><text:s/><text:span text:style-name="T11">C’est ce lien qui doit être nommé selon le modèle ##.db ; le nom de la cible est libre.</text:span></text:p></text:note-body></text:note></text:span><text:span text:style-name="T86">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8">L’authentification n’est strictement requise que dans les cas où une modification des données projets peut résulter de l’appel à une page ; </text:span><text:span text:style-name="T27">elle n’est exigée pour les simples éditions </text:span><text:span text:style-name="T28">que dans le cas où l’administrateur du projet le spécifie dans le module d’administration ; s’il ne l’a pas fait, la consultation est ouverte à tous</text:span><text:span text:style-name="T64">).</text:span></text:p>
      <text:p text:style-name="P36"><text:tab/><text:span text:style-name="T99">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7"><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140030258148087" text:continue-numbering="true" text:style-name="WWNum1">
        <text:list-item>
          <text:p text:style-name="P82"><text:bookmark-start text:name="__RefHeading___Toc1686_2611842963"/><text:span text:style-name="T121">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5">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9">eplouribousse</text:span>.</text:p>
      <text:p text:style-name="P11"><text:tab/><text:span text:style-name="T39">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1">(=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40030025293637" text:continue-numbering="true" text:style-name="WWNum1">
        <text:list-item>
          <text:p text:style-name="P8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2">é</text:span>glementairement exploitables. Les données <text:span text:style-name="T41">sources</text:span> sont récupérées du Sudoc ; sauf indication contraire, elles sont librement réutilisables (Licence Etalab)</text:p>
      <text:p text:style-name="P11"><text:tab/>Pour toute autre instance d’<text:span text:style-name="T39">eplouribousse</text:span>, il conviendra de s’assurer que la réutilisation du jeu de données est réglementaire.</text:p>
      <text:p text:style-name="P11"/>
      <text:list xml:id="list140029614438131" text:continue-numbering="true" text:style-name="WWNum1">
        <text:list-item>
          <text:p text:style-name="P81"><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90371291" text:style-name="WWNum2">
        <text:list-item>
          <text:p text:style-name="P86">Positionnement</text:p>
        </text:list-item>
        <text:list-item>
          <text:p text:style-name="P86">Arbitrage</text:p>
        </text:list-item>
        <text:list-item>
          <text:p text:style-name="P86">Instruction</text:p>
        </text:list-item>
        <text:list-item>
          <text:p text:style-name="P86">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9">explicitons </text:span>ci-dessous que ce qu’impliquent tel ou tel choix dans le remplissage des formulaires.</text:p>
      <text:p text:style-name="P34"><text:s/></text:p>
      <text:list xml:id="list140030271972062" text:continue-list="list140029614438131" text:style-name="WWNum1">
        <text:list-item>
          <text:p text:style-name="P85"><text:bookmark-start text:name="__RefHeading___Toc1684_2611842963"/>Cas de rattachements multiples<text:bookmark-end text:name="__RefHeading___Toc1684_2611842963"/></text:p>
        </text:list-item>
      </text:list>
      <text:p text:style-name="P74"><text:tab/><text:span text:style-name="T126">D</text:span><text:span text:style-name="T122">iverses solutions permettent de </text:span><text:span text:style-name="T126">prendre en compte</text:span><text:span text:style-name="T122"> </text:span><text:span text:style-name="T125">facilement et efficacement </text:span><text:span text:style-name="T126">ce cas de figure</text:span><text:span text:style-name="T122"> ; l’une d’elles consiste à regrouper les arguments de chacun des champs suivants : Cote, état de collection et lacunes en séparant clairement </text:span><text:span text:style-name="T125">l</text:span><text:span text:style-name="T122">es </text:span><text:span text:style-name="T125">arguments à chaque fois</text:span><text:span text:style-name="T122">.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7">Identifiant de la ressource : </text:span><text:a xlink:type="simple" xlink:href="http://www.sudoc.fr/03963115X" office:target-frame-name="_blank" xlink:show="new" text:style-name="Internet_20_link" text:visited-style-name="Visited_20_Internet_20_Link"><text:span text:style-name="T124">03963115X</text:span></text:a><text:span text:style-name="T77"> / issn : 05150612</text:span></text:p>
        <text:p text:style-name="P76">Historique de la publication : 1906- 9999</text:p>
      </text:section>
      <text:section text:style-name="Sect2" text:name="content">
        <text:list xml:id="list4243431868" text:style-name="L1">
          <text:list-item>
            <text:p text:style-name="P116"><text:span text:style-name="T123">Bnu</text:span> </text:p>
          </text:list-item>
          <text:list-item>
            <text:p text:style-name="P116">Cote : BH.16.37 || BH.501.883 </text:p>
          </text:list-item>
          <text:list-item>
            <text:p text:style-name="P116">Etat de collection : BH.16.37 : vol. 1 (1906) -vol. 10 (1916) || BH.501.883 : vol. 17 (1958) - vol. 18 (1959) ; vol. 26 (1962) ; vol. 34 (1967) - vol. 38 (1969) ; vol. 47 (1976/77) [Lacunes] </text:p>
          </text:list-item>
          <text:list-item>
            <text:p text:style-name="P116">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6">Les lignes d’instructions devront mentionner clairement quelle collection est concernée (cote)</text:span></text:p>
      <text:p text:style-name="P73"><text:tab/><text:span text:style-name="T126">Une autre solution consiste à créer autant de bibliothèques alternatives en plus de celle de base (674821001, <text:s/>674821001a, <text:s/>674821001b etc.) accueillant chacune un multiple de collection. L’utilisation du lien periscope n’en est pas affecté</text:span><text:span text:style-name="T127">e du moins tant que la collection rattachée au RCR de base n’est pas ex</text:span><text:span text:style-name="T128">c</text:span><text:span text:style-name="T127">lue </text:span><text:span text:style-name="T126"><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140028575379471" text:continue-list="list140030271972062" text:style-name="WWNum1">
        <text:list-item>
          <text:p text:style-name="P81"><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4">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9">outil de recherche (par ppn et bibliothèque), un </text:span>tableau d’indicateurs de suivis (supervision), le présent manuel, le module de changement de votre mot de passe, le module d’administration (réservé aux ayant-droit<text:span text:style-name="T82">s</text:span>) et le module de changement de langue.</text:p>
      <text:p text:style-name="P42"><text:tab/><text:span text:style-name="T25">C’est à ce niveau que sont calculés les éventuels nouveaux utilisateurs et qu’un contrôle est effectué afin de détecter d’éventuelles anomalies (utilisateurs non utilisé</text:span><text:span text:style-name="T26">s</text:span><text:span text:style-name="T25"> ou au contraire utilisateurs non enregistrés alors que </text:span><text:span text:style-name="T26">leur</text:span><text:span text:style-name="T25"> email est utilisé) Ces anomalies sont signalé</text:span><text:span text:style-name="T26">e</text:span><text:span text:style-name="T25">s par un message d’alerte de couleur bleue</text:span><text:span text:style-name="T98">.</text:span></text:p>
      <text:p text:style-name="P11"/>
      <text:p text:style-name="P11"/>
      <text:p text:style-name="P11"/>
      <text:p text:style-name="P11"/>
      <text:list xml:id="list140028967991217" text:continue-numbering="true" text:style-name="WWNum1">
        <text:list-item>
          <text:p text:style-name="P81"><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3">A partir de la page d’accueil, s</text:span>électionnez votre bibliothèque <text:span text:style-name="T43">et </text:span>‘Positionnement’ <text:span text:style-name="T43">puis</text:span> validez.</text:p>
      <text:p text:style-name="P11"/>
      <text:p text:style-name="P14"><text:tab/>Résultat : Liste des ressources en attente du positionnement <text:span text:style-name="T45">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5">restreindre</text:span> <text:span text:style-name="T45">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5">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3">projet (voir plus loin) </text:span>; la valeur « Autre (Commenter) » n’a pas à être indiquée ; elle <text:span text:style-name="T93">est</text:span> automatique<text:span text:style-name="T68">.</text:span></text:p></text:note-body></text:note>. <text:tab/>Sinon, vous devez vous positionne<text:span text:style-name="T102">r</text:span> dans une échelle de 1 à 4 : 1 si vous possédez la collection la plus importante et que cette collection est ressentie comme étant celle à laquelle viendront s’agréger les éléments d’autres collections pour l’améliorer ou l’enrichir <text:span text:style-name="T46">(collection mère)</text:span>. 4 si vous avez très peu d’éléments pour la collection. 2 et 3 pour des situations intermédiaires. L’ordre d’instruction des fiches suivra l’ordre de positionnement ; <text:span text:style-name="T101">à rang égal, i.e. 2, 3 ou 4 (le rang 1 doit être unique) l’ordre d’instruction entre bibliothèques est arbitraire</text:span><text:span text:style-name="T101"><text:note text:id="ftn3" text:note-class="footnote"><text:note-citation>3</text:note-citation><text:note-body><text:p text:style-name="P61"><text:s text:c="2"/><text:span text:style-name="T102">En fait, il suit l’ordre de la clef primaire des rattachements (Primary key ou pk)</text:span></text:p></text:note-body></text:note></text:span><text:span text:style-name="T101">.</text:span></text:p>
      <text:p text:style-name="P11"/>
      <text:p text:style-name="P11"/>
      <text:p text:style-name="P15"><text:tab/><text:span text:style-name="T48">Toutes les informations utiles et disponibles concernant les autres rattachements sont indiquées.</text:span></text:p>
      <text:p text:style-name="P15"><text:soft-page-break/><text:tab/>A ce <text:span text:style-name="T47">stade</text:span>, le lien cliquable (ppn) renvoie à la notice Sudoc qui <text:span text:style-name="T46">pourra</text:span> servir à vérifier les numéros précis de début et de fin de publication ainsi que les filiations.</text:p>
      <text:p text:style-name="P15"><text:tab/><text:span text:style-name="T76">Un lien vers l’outil </text:span>Périscope permet de visualiser et comparer <text:span text:style-name="T76">l</text:span>es états de collection.</text:p>
      <text:p text:style-name="P15"><text:tab/><text:span text:style-name="T2">Il est également possible d’ouvrir une discussion par mail = lien « échanger » (utilisation parcimonieuse conseillée) : </text:span><text:span text:style-name="T129">Les destinataires principaux et ceux en copie pour info (les autres instructeurs de la même bibliothèque</text:span><text:span text:style-name="T129"><text:note text:id="ftn0" text:note-class="footnote"><text:note-citation>4</text:note-citation><text:note-body><text:p text:style-name="Footnote"><text:s/><text:span text:style-name="T129">Dans le cas où un instructeur opére pour plusieurs bibliothèques, il sera mis en destinataire principal mais non pas en copie.</text:span></text:p></text:note-body></text:note></text:span><text:span text:style-name="T129">) sont calculés automatiquement, de même que l’objet : ceux-ci ne doivent donc pas être modifiés (La mention portée dans le corps du message peut être supprimée quant à elle).</text:spa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3" draw:name="Image3" text:anchor-type="char" svg:width="14.732cm" svg:height="8.005cm" draw:z-index="18"><draw:image xlink:href="Pictures/100000010000069000000391AD0AE04981E2DF2B.png" xlink:type="simple" xlink:show="embed" xlink:actuate="onLoad" draw:mime-type="image/png"/></draw:frame></text:p>
      <text:p text:style-name="P11"/>
      <text:p text:style-name="P11"><text:tab/><text:span text:style-name="T46">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4"><text:note text:id="ftn4" text:note-class="footnote"><text:note-citation>5</text:note-citation><text:note-body><text:p text:style-name="P60"><text:s/><text:span text:style-name="T75">Le rang n’est plus modifiable à partir du moment où une instruction a déjà été validée.</text:span></text:p></text:note-body></text:note></text:span><text:span text:style-name="T74">.</text:span></text:p>
      <text:p text:style-name="P11"/>
      <text:p text:style-name="P11"><text:soft-page-break/><text:tab/><text:span text:style-name="T87">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40030005574109" text:continue-numbering="true" text:style-name="WWNum1">
        <text:list-item>
          <text:p text:style-name="P81"><text:bookmark-start text:name="__RefHeading___Toc1685_401600443"/>Arbitrage<text:bookmark-end text:name="__RefHeading___Toc1685_401600443"/></text:p>
        </text:list-item>
      </text:list>
      <text:p text:style-name="P11"/>
      <text:p text:style-name="P11"><text:tab/>L’arbitrage est nécessaire dans deux cas :</text:p>
      <text:list xml:id="list140028527429759" text:continue-list="list90371291" text:style-name="WWNum2">
        <text:list-item>
          <text:p text:style-name="P86">Deux bibliothèques revendiquent la première position</text:p>
        </text:list-item>
        <text:list-item>
          <text:p text:style-name="P86">Toutes les bibliothèques ont pris position pour la ressource considérée, mais aucune n’a revendiqué la première position.</text:p>
        </text:list-item>
      </text:list>
      <text:p text:style-name="P32"/>
      <text:p text:style-name="P11"><text:tab/>Accès : <text:span text:style-name="T46">Dans la page d’accueil, s</text:span>électionnez votre bibliothèque <text:span text:style-name="T46">et</text:span> ‘Arbitrage’ <text:span text:style-name="T46">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0"><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7">aux arbitrages avec une autre bibliothèque.</text:span></text:p>
      <text:p text:style-name="P11"/>
      <text:p text:style-name="P11"/>
      <text:list xml:id="list140028727674580" text:continue-list="list140030005574109" text:style-name="WWNum1">
        <text:list-item>
          <text:p text:style-name="P81"><text:bookmark-start text:name="__RefHeading___Toc1687_401600443"/><text:soft-page-break/>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7">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1"><draw:image xlink:href="Pictures/10000000000007800000039CF73E1890B560AA77.png" xlink:type="simple" xlink:show="embed" xlink:actuate="onLoad" draw:mime-type="image/png"/></draw:frame></text:p>
      <text:p text:style-name="P11"/>
      <text:p text:style-name="P11"><text:span text:style-name="T34"><text:tab/></text:span><text:span text:style-name="T78">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text:tab/><text:span text:style-name="T1">Le n° de ligne et le segment sont à renseigner obligatoirement.</text:span></text:p>
      <text:p text:style-name="P11"/>
      <text:p text:style-name="P11"><text:tab/>La dernière ligne instruite est intégrée et mise en évidence :</text:p>
      <text:p text:style-name="P19"><draw:frame draw:style-name="fr1" draw:name="Image8" text:anchor-type="paragraph" svg:width="14.732cm" svg:height="7.089cm" draw:z-index="12"><draw:image xlink:href="Pictures/10000000000007800000039CD87B03B5D3A8CF59.png" xlink:type="simple" xlink:show="embed" xlink:actuate="onLoad" draw:mime-type="image/png"/></draw:frame><text:soft-page-break/></text:p>
      <text:p text:style-name="P11"/>
      <text:p text:style-name="P11"><text:tab/>Dans le cas où vous n’avez pas de contribution à porter pour la résultante, vous pouvez directement indiquer que vous avez fini, cocher et valider. <text:span text:style-name="T12">Une ligne portant la mention « Néant » sera automatiquement enregistrée et une alerte vous spécifiera que votre collection n’améliore pas la résultante pour la forme considérée.</text:span></text:p>
      <text:p text:style-name="P21"><text:tab/><text:span text:style-name="T18">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1">indiquée </text:span>ne peut <text:span text:style-name="T51">pas </text:span>être supprimée.</text:p>
      <text:p text:style-name="P16"><text:soft-page-break/><text:tab/>Une fois tous les éléments reliés saisis, indiquez que vous avez fini en cliquant sur le lien prévu à cet effet, puis confirme<text:span text:style-name="T51">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5" text:note-class="footnote"><text:note-citation>6</text:note-citation><text:note-body><text:p text:style-name="Footnote"><text:s/><text:span text:style-name="T7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6">le vérificateur</text:span> <text:span text:style-name="T50">porte son visa ou invalide la fiche. Dans ce dernier cas, </text:span>l’administrateur de la base de données <text:span text:style-name="T50">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text:soft-page-break/>élément améliorable, <text:span text:style-name="T22">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79">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5">Relié en bon état &gt; Non relié en bon état &gt;</text:p>
      <text:p text:style-name="P55">Relié améliorable &gt;<text:span text:style-name="T21">Non relié mauvais état &gt;</text:span> (Rien)</text:p>
      <text:list xml:id="list140029798549794" text:continue-list="list140028527429759" text:style-name="WWNum2">
        <text:list-item>
          <text:p text:style-name="P86">N.B. 1 : Par « exception » on entend exception pour la forme considérée (reliée ou non-reliée) Ce n’est donc pas forcément une véritable lacune à la phase d’instruction des éléments reliés.</text:p>
        </text:list-item>
        <text:list-item>
          <text:p text:style-name="P8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40029177154465" text:continue-list="list140028727674580" text:style-name="WWNum1">
        <text:list-item>
          <text:p text:style-name="P8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51">Depuis la page d’accueil, s</text:span>électionnez <text:span text:style-name="T51">la</text:span> bibliothèque <text:span text:style-name="T51">et la fonction </text:span>‘Edition’ <text:span text:style-name="T51">puis</text:span> validez.</text:p>
      <text:p text:style-name="P11"><text:soft-page-break/><text:tab/><text:span text:style-name="T51">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3"><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2">par collection mère ou pas et/ou</text:span> en indiquant une autre collection participante et la nature (mère ou pas) de la collection considérée :</text:p>
      <text:p text:style-name="P24"/>
      <text:p text:style-name="P24"/>
      <text:p text:style-name="P11"><text:span text:style-name="T52"><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6"><text:tab/></text:p>
      <text:p text:style-name="P28"/>
      <text:p text:style-name="P28"><text:span text:style-name="T52"><text:tab/>L’édition de rapports soignés au format pdf est proposée, pour l’ensemble des ressources d’une liste ou par ressource sélectionnée ; dans ce dernier cas, c</text:span>liquez sur la ressource dont vous souhaitez édite<text:span text:style-name="T52">r</text:span> la résultante.</text:p>
      <text:p text:style-name="P28"/>
      <text:p text:style-name="P28"/>
      <text:p text:style-name="P28"/>
      <text:p text:style-name="P28"/>
      <text:p text:style-name="P25"/>
      <text:p text:style-name="P24"/>
      <text:p text:style-name="P24"><text:s/></text:p>
      <text:p text:style-name="P41"><draw:frame draw:style-name="fr2" draw:name="Image28" text:anchor-type="paragraph" svg:x="1.709cm" svg:y="0.157cm" svg:width="14.732cm" svg:height="7.096cm" draw:z-index="14"><draw:image xlink:href="Pictures/100000000000077A0000039A1086113657B0445E.png" xlink:type="simple" xlink:show="embed" xlink:actuate="onLoad" draw:mime-type="image/png"/></draw:frame></text:p>
      <text:p text:style-name="P41"/>
      <text:list xml:id="list140029318600474" text:continue-numbering="true" text:style-name="WWNum1">
        <text:list-item>
          <text:p text:style-name="P8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20">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1">onctionnalité de retour à la dernière liste utilisée :</text:span></text:p>
      <text:p text:style-name="P43"><text:tab/>Lors du retour à la dernière liste, c’est l’ordre alphabétique du titre qui prévaut.</text:p>
      <text:p text:style-name="P43"><text:tab/><text:span text:style-name="T81">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4">Les principales listes sont exportables au format csv sous un nom de type : ##_typedeliste_rcr_autrercr.csv (où ## est le numéro de la base projet, un nombre à deux chiffres entre 00 et 99) 2</text:span><text:span text:style-name="T9">2</text:span><text:span text:style-name="T14">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4">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4">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4">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4">avec une autre collection</text:span>)</text:p>
          </table:table-cell>
        </table:table-row>
        <text:soft-page-break/>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4">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5">≠</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4">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5">≠</text:span> 1, cycle des <text:span text:style-name="T84">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p>
          </table:table-cell>
          <table:table-cell table:style-name="Tableau2.B2" office:value-type="string">
            <text:p text:style-name="P59">Résultantes éditables (collection non 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8">I</text:span>l peut arriver que la liste ne puisse être calculée entièrement ; cette information est clairement indiquée en fin de fichier : (ATTENTION : LISTE INCOMPLETE)</text:p>
      <text:p text:style-name="P67"><text:tab/><text:span text:style-name="T8">Si la requête est trop volumineuse, le serveur retournera un code d’erreur.</text:span></text:p>
      <text:p text:style-name="P39"/>
      <text:p text:style-name="P11"/>
      <text:list xml:id="list140029195647949" text:continue-numbering="true" text:style-name="WWNum1">
        <text:list-item>
          <text:p text:style-name="P81"><text:bookmark-start text:name="__RefHeading___Toc1693_401600443"/>Module de recherche croisée<text:bookmark-end text:name="__RefHeading___Toc1693_401600443"/></text:p>
        </text:list-item>
      </text:list>
      <text:p text:style-name="P29"/>
      <text:p text:style-name="P29"><text:tab/><text:span text:style-name="T94">Lien « recherche » dispnible dans le bandeau d’entête. Permet de connaître la situation d’une ressource (ppn) pour une bibliothèque donnée avec rebond possible sur les actions possibles ou attendues.</text:span></text:p>
      <text:p text:style-name="P29"><text:soft-page-break/></text:p>
      <text:list xml:id="list140029697317070" text:continue-numbering="true" text:style-name="WWNum1">
        <text:list-item>
          <text:p text:style-name="P81"><text:bookmark-start text:name="__RefHeading___Toc1695_401600443"/>Indicateurs<text:bookmark-end text:name="__RefHeading___Toc1695_401600443"/></text:p>
        </text:list-item>
      </text:list>
      <text:p text:style-name="P11"/>
      <text:p text:style-name="P11"><text:tab/>Un tableau de bord est disponible <text:span text:style-name="T53">depuis la page d’accueil. L</text:span>a lecture des indicateurs <text:span text:style-name="T93">est</text:span> <text:span text:style-name="T93">évidente.</text:span></text:p>
      <text:p text:style-name="P11"/>
      <text:list xml:id="list140028773576812" text:continue-numbering="true" text:style-name="WWNum1">
        <text:list-item>
          <text:p text:style-name="P81"><text:bookmark-start text:name="__RefHeading___Toc1697_401600443"/>Contrôles<text:bookmark-end text:name="__RefHeading___Toc1697_401600443"/></text:p>
        </text:list-item>
      </text:list>
      <text:p text:style-name="P9">Les actions intempestives appelées directement par l’url sont rejetées.</text:p>
      <text:list xml:id="list140029369460176" text:continue-numbering="true" text:style-name="WWNum1">
        <text:list-item>
          <text:p text:style-name="P8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40029031524370" text:continue-numbering="true" text:style-name="WWNum1">
        <text:list-item>
          <text:p text:style-name="P81"><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3">à la fois </text:span>souple et <text:span text:style-name="T83">puissant (</text:span>PBKDF2 par défaut<text:span text:style-name="T83">) :</text:span></text:p>
      <text:p text:style-name="P10"><text:a xlink:type="simple" xlink:href="https://docs.djangoproject.com/en/2.2/topics/auth/passwords/" text:style-name="Internet_20_link" text:visited-style-name="Visited_20_Internet_20_Link"><text:span text:style-name="T83">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4">Lorsque le contrôle est négatif, l’utilisateur est réorienté vers la page d’accueil générale.</text:span></text:p>
      <text:p text:style-name="P9">En dehors de cela, l’authentification n’est pas nécessaire ; <text:span text:style-name="T10">elle est toutefois possible : Dans ce cas, l’utilisateur aboutira </text:span><text:span text:style-name="T7">directement </text:span><text:span text:style-name="T10">à la page d’accueil </text:span><text:span text:style-name="T7">du projet</text:span><text:span text:style-name="T10"> </text:span><text:span text:style-name="T7">correspondant à son identifiant</text:span><text:span text:style-name="T10"> <text:s/>(Si l’utilisateur est un administrateur, il </text:span><text:span text:style-name="T7">restera sur la page courante</text:span><text:span text:style-name="T10">).</text:span></text:p>
      <text:p text:style-name="P11"/>
      <text:list xml:id="list140030253770515" text:continue-numbering="true" text:style-name="WWNum1">
        <text:list-item>
          <text:p text:style-name="P81"><text:bookmark-start text:name="__RefHeading___Toc1703_401600443"/>Utilisateurs et groupes<text:bookmark-end text:name="__RefHeading___Toc1703_401600443"/></text:p>
        </text:list-item>
      </text:list>
      <text:p text:style-name="P11"/>
      <text:p text:style-name="P33">Il y a <text:span text:style-name="T89">4</text:span> <text:span text:style-name="T89">types</text:span> d’utilisateurs :</text:p>
      <text:p text:style-name="P33"/>
      <text:list xml:id="list140029704532605" text:continue-list="list140029798549794" text:style-name="WWNum2">
        <text:list-item>
          <text:p text:style-name="P87">Extérieurs<text:span text:style-name="T89"> : Donne droit à toute édition simple (Toutefois l’enregistrement préalable de l’utilisateur et son authentification sont </text:span><text:soft-page-break/><text:span text:style-name="T89">nécessaires si le mode d’édition privé est activé ; ce qui n’est pas le cas si ce mode est désactivé) <text:s/></text:span></text:p>
        </text:list-item>
        <text:list-item text:start-value="1">
          <text:p text:style-name="P88">Utilisateurs principaux (dont le validateur = « checker » n’est qu’un cas particulier, reconnu par son nom dans le code) <text:span text:style-name="T73">= Contacts dans les bibliothèques : Authentification requise pour travailler à l’instruction des résultantes. Il peut y avoir </text:span><text:span text:style-name="T107">jusqu’à </text:span><text:span text:style-name="T73">trois contacts par bibliothèque (idem pour checker)</text:span><text:span text:style-name="T73"><text:note text:id="ftn6" text:note-class="footnote"><text:note-citation>7</text:note-citation><text:note-body><text:p text:style-name="Footnote"><text:s/><text:span text:style-name="T107">Au-delà de trois correspondants par bibliothèque, utiliser une </text:span><text:span text:style-name="T109">liste de diffusion</text:span><text:span text:style-name="T107">.</text:span></text:p></text:note-body></text:note></text:span><text:span text:style-name="T7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89">Administrateur<text:span text:style-name="T89">s</text:span> de <text:span text:style-name="T109">la base de données du projet (ou par ellipse administrateur de projet) : </text:span><text:span text:style-name="T89">authentification requise ; </text:span><text:span text:style-name="T109">d</text:span><text:span text:style-name="T89">onne droit à administrer l’</text:span><text:span text:style-name="T109">ensemble d</text:span><text:span text:style-name="T89">es </text:span><text:span text:style-name="T109">données de la base de données</text:span><text:span text:style-name="T107"> du projet. </text:span><text:span text:style-name="T109">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2">(cf. point suivant pour le détail des rôles)</text:span></text:p>
        </text:list-item>
        <text:list-item>
          <text:p text:style-name="P90">Administrateur du site <text:span text:style-name="T89">(authentification requise) : Donne droit à </text:span><text:span text:style-name="T110">lire, voire </text:span><text:span text:style-name="T89">modifier les données communes dans la base principale (eplouribousse.db) : </text:span><text:span text:style-name="T110">Le mail du webmaster </text:span><text:span text:style-name="T89"><text:note text:id="ftn7" text:note-class="footnote"><text:note-citation>8</text:note-citation><text:note-body><text:p text:style-name="Footnote"><text:s/><text:span text:style-name="T17">Dans le cas où on souhaite avoir plusieurs webmasters, renseigner une </text:span><text:span text:style-name="T111">l</text:span><text:span text:style-name="T17">iste de diffusion.</text:span></text:p></text:note-body></text:note></text:span><text:span text:style-name="T89"><text:s/></text:span><text:span text:style-name="T110"><text:s/>figure dans le second enregistrement de la table epl_replymail de la base principale (eplouribousse.db) après le mail générique de type noreply@</text:span></text:p>
        </text:list-item>
      </text:list>
      <text:p text:style-name="P27"/>
      <text:list xml:id="list140029069063726" text:continue-list="list140030253770515" text:style-name="WWNum1">
        <text:list-item>
          <text:p text:style-name="P83"><text:bookmark-start text:name="__RefHeading___Toc1754_1249066714"/>Rôle<text:span text:style-name="T90">s</text:span> de<text:span text:style-name="T112">s </text:span>administrateur<text:span text:style-name="T112">s</text:span> d<text:span text:style-name="T108">e projet </text:span><text:span text:style-name="T112">(= administrateurs de la base de données du projet)</text:span><text:bookmark-end text:name="__RefHeading___Toc1754_1249066714"/></text:p>
        </text:list-item>
      </text:list>
      <text:p text:style-name="P68"><text:tab/>C’<text:span text:style-name="T108">est </text:span><text:span text:style-name="T112">d’eux </text:span><text:span text:style-name="T108">qu</text:span><text:span text:style-name="T112">e relèvent :</text:span></text:p>
      <text:list xml:id="list3311048158" text:style-name="L2">
        <text:list-item>
          <text:p text:style-name="P94"><text:span text:style-name="T108">la gestion des </text:span><text:span text:style-name="T112">réglages </text:span><text:span text:style-name="T108">du projet : Exclusions, bibliothèques, administrateurs, utilisateurs, alertes, mode d’édition, intitulé, résumé, date d’extraction</text:span></text:p>
        </text:list-item>
        <text:list-item>
          <text:p text:style-name="P92"><text:span text:style-name="T112">l</text:span><text:span text:style-name="T108">a correction d</text:span><text:span text:style-name="T90">es enregistrements </text:span><text:span text:style-name="T112">(instructions et rattachements)</text:span><text:span text:style-name="T90"> liés à un défaut signalé par le ‘checker’</text:span></text:p>
        </text:list-item>
      </text:list>
      <text:list xml:id="list400115472" text:style-name="L3">
        <text:list-header>
          <text:p text:style-name="P95"/>
          <text:p text:style-name="P95">(Ces deux rôles pourront être partagés entre deux administrateurs) <text:note text:id="ftn8" text:note-class="footnote"><text:note-citation>9</text:note-citation><text:note-body><text:p text:style-name="Footnote"><text:s/><text:span text:style-name="T112">NB : Les messages envoyés aux administrateurs du projet le sont sans distinction de ces deux rôles (il s’agit d’un partage non géré dans le code)</text:span></text:p></text:note-body></text:note></text:p>
          <text:p text:style-name="P95"/>
          <text:p text:style-name="P95">Détaillons ici ces deux rôles :</text:p>
        </text:list-header>
      </text:list>
      <text:list xml:id="list364577304" text:style-name="L4">
        <text:list-item>
          <text:p text:style-name="P96"><text:span text:style-name="T108">gestion des </text:span>réglages <text:span text:style-name="T108">du projet :</text:span></text:p>
          <text:p text:style-name="P107"><text:soft-page-break/><text:span text:style-name="T59">L’</text:span><text:span text:style-name="T54">accès à l’administration des </text:span><text:span text:style-name="T65">paramètres du</text:span><text:span text:style-name="T54"> projet se fait à partir du lien ad-hoc situé en page d’accueil du projet : </text:span><text:span text:style-name="T60">Les fonctionnalités sont évidentes et ne nécessitent pas d’explications particulières.</text:span></text:p>
          <text:p text:style-name="P108">Trois choses à détailler toutefois : Les différents cas d’alerte, l’activation du mode d’édition privé et les modifications suite à un défaut signalé par le ‘checker’ :</text:p>
          <text:p text:style-name="P110"><text:span text:style-name="T114">A. </text:span>Les différentes alertes (table epl_proj_setting) :</text:p>
          <text:p text:style-name="P112">Les alertes sont paramétrables à deux niveaux :</text:p>
          <text:p text:style-name="P112">- au niveau du projet par l’administrateur du projet : <text:span text:style-name="T119">ce réglage est un réglage cadre pour le niveau suivant (niveau utilisateur, voir ci-après). U</text:span>n nouveau réglage<text:note text:id="ftn9" text:note-class="footnote"><text:note-citation>10</text:note-citation><text:note-body><text:p text:style-name="Footnote"><text:s/><text:span text:style-name="T115">La modification du mode d’édition (privé/publique, </text:span><text:span text:style-name="T116">cf. B.</text:span><text:span text:style-name="T115">) aura le même effet.</text:span></text:p></text:note-body></text:note> <text:span text:style-name="T119">au </text:span><text:span text:style-name="T117">niveau </text:span><text:span text:style-name="T119">du projet </text:span>réinitialise les réglages éventuels modifiés précédemment <text:span text:style-name="T117">au niveau d</text:span>es utilisateurs eux-mêmes. <text:span text:style-name="T119">Recommandation : activez l’ensemble des alertes à ce niveau.</text:span></text:p>
          <text:p text:style-name="P112">- <text:span text:style-name="T117">au niveau de l’utilisateur : ces modifications par l’utilisateur lui-même ne sont possibles que dans le ca</text:span><text:span text:style-name="T120">dre défini au niveau précédent</text:span><text:span text:style-name="T117"> (autrement dit, l’utilisateur peut décocher une alerte prédéfinie au niveau du projet ou restaurer celle-ci s’il l’avait précédemment décoch</text:span><text:span text:style-name="T120">ée</text:span><text:span text:style-name="T117">. Le choix offert n’</text:span><text:span text:style-name="T118">autorise </text:span><text:span text:style-name="T117">pas d’activer une alerte non activé</text:span><text:span text:style-name="T118">e</text:span><text:span text:style-name="T117"> au niveau du projet)</text:span></text:p>
          <text:list>
            <text:list-header>
              <text:p text:style-name="P115"><text:span text:style-name="T61">Positionnement : </text:span><text:span text:style-name="T66">si l’alerte correspondante est activée, l</text:span><text:span text:style-name="T61">es instructeurs des bibliothèques n’ayant pas encore positionné leur collection recevront une alerte chaque fois qu’un positionnement sera pris pour </text:span><text:span text:style-name="T62">une autre collection de même</text:span><text:span text:style-name="T61"> ppn, </text:span><text:span text:style-name="T32">exclusions </text:span><text:span text:style-name="T33">non </text:span><text:span text:style-name="T32">comprises</text:span><text:span text:style-name="T63">. </text:span><text:span text:style-name="T67">C</text:span><text:span text:style-name="T63">ela peut donc survenir plusieurs fois </text:span><text:span text:style-name="T67">(cas de triplons et plus).</text:span></text:p>
              <text:p text:style-name="P111"><text:span text:style-name="T104">Arbitrage :</text:span> <text:span text:style-name="T119">si l’alerte correspondante est activée, l</text:span>es instructeurs des bibliothèques c<text:span text:style-name="T105">oncernées</text:span> recevront une alerte chaque fois qu’un <text:span text:style-name="T105">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3">Instruction : <text:span text:style-name="T119">si l’alerte correspondante est activée, l</text:span>es instructeurs reçoivent une alerte leur indiquant que leur tour est venu d’instruire la collection résultante.</text:p>
              <text:p text:style-name="P113"><text:soft-page-break/>Résultante : <text:span text:style-name="T119">l</text:span>orsqu’une fiche est complète <text:span text:style-name="T119">et si l’alerte correspondante est activée, </text:span>les instructeurs des bibliothèques ayant contribué à la résultante reçoivent un avis leur indiquant que la fiche de résultante est disponible.</text:p>
              <text:p text:style-name="P114">NB : Dans chaque cas, un lien cliquable renvoie directement l’instructeur à l’action considérée.</text:p>
            </text:list-header>
          </text:list>
          <text:p text:style-name="P109"><text:span text:style-name="T114">B. </text:span>Mode d’édition : Si le mode d’édition restreint est activé, l’administrateur de la base projet doit renseigner les utilisateurs autorisés. <text:span text:style-name="T31">Attention </text:span><text:span text:style-name="T5">: Le passage du mode d’édition restreint (= privé) au mode d’édition public occasionne la suppression des utilisateurs autorisés (sauf s’ils ont un autre rôle actif bien entendu)</text:span></text:p>
        </text:list-item>
        <text:list-item>
          <text:p text:style-name="P93"><text:span text:style-name="T108">correction d</text:span><text:span text:style-name="T90">es enregistrements </text:span><text:span text:style-name="T112">(instructions et rattachements)</text:span></text:p>
        </text:list-item>
      </text:list>
      <text:p text:style-name="P6"><text:tab/>L<text:span text:style-name="T113">e ou les </text:span>administrateur<text:span text:style-name="T113">s</text:span> de la base <text:span text:style-name="T113">sont </text:span>alerté<text:span text:style-name="T113">s</text:span> par mail automatiquement <text:span text:style-name="T69">quand</text:span> une incohérence <text:span text:style-name="T69">est signalée </text:span>dans la fiche d’instruction.</text:p>
      <text:p text:style-name="P7"><text:tab/><text:span text:style-name="T72">L</text:span>’administrateur de la base devra modifier les enregistrements incriminés <text:span text:style-name="T16">depuis la page de type (host)/current_status/ppn/rcr accessible <text:s/>en tant que telle et également depuis plusieurs pages indiquant ce lien (indicateurs, recherche croisée) :</text:span></text:p>
      <text:p text:style-name="P7"><text:tab/>Pour une ressource considérée (un sid) il rep<text:span text:style-name="T69">é</text:span>rera les enregistrements instructions concernés, <text:span text:style-name="T69">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40029049742114" text:continue-list="list140029704532605" text:style-name="WWNum2">
        <text:list-header>
          <text:p text:style-name="P91">0 : état initial (ce n’est pas encore au tour de la bibliothèque d’instruire)</text:p>
          <text:p text:style-name="P91">1 : éléments reliés à instruire</text:p>
          <text:p text:style-name="P91">2 : éléments reliés instruits</text:p>
          <text:p text:style-name="P91">3 : éléments non reliés à instruire</text:p>
          <text:p text:style-name="P91">4 : éléments non reliés instruits</text:p>
        </text:list-header>
      </text:list>
      <text:p text:style-name="P8"><text:span text:style-name="T37"><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soft-page-break/><text:tab/>Pour information, le statut 5 est attribué à l’ensemble des enregistrements de rattachement dès visa de conformité à la fin du cycle d’instruction des éléments non reliés.</text:p>
      <text:p text:style-name="P6"><text:tab/><text:span text:style-name="T95">En cas de doute, le plus simple est encore de réinitialiser la fiche (retour au début de la phase courante avec calcul automatique des statuts) </text:span></text:p>
      <text:p text:style-name="P69"><text:span text:style-name="T60"><text:tab/></text:span><text:span text:style-name="T56">Ce travail de correction est facilité si l’administrateur de la base </text:span><text:span text:style-name="T58">projet </text:span><text:span text:style-name="T56">passe par </text:span><text:span text:style-name="T57">l’outil de supervision ou par </text:span><text:span text:style-name="T56">l’outil de recherche croisée :</text:span></text:p>
      <text:p text:style-name="P6"/>
      <text:p text:style-name="P6"><draw:frame draw:style-name="fr1" draw:name="Image35" text:anchor-type="paragraph" svg:width="14.753cm" svg:height="7.1cm" draw:z-index="15"><draw:image xlink:href="Pictures/10000000000007800000039CE1395B8FD8F5CFD2.png" xlink:type="simple" xlink:show="embed" xlink:actuate="onLoad" draw:mime-type="image/png"/></draw:frame></text:p>
      <text:list xml:id="list140029029896345" text:continue-list="list140029069063726" text:style-name="WWNum1">
        <text:list-item>
          <text:p text:style-name="P84"><text:bookmark-start text:name="__RefHeading___Toc1707_401600443"/>Rôle de l’administrateur général de l’instance <text:span text:style-name="T103">(webmaster)</text:span> :<text:bookmark-end text:name="__RefHeading___Toc1707_401600443"/></text:p>
        </text:list-item>
      </text:list>
      <text:p text:style-name="P53"><text:tab/></text:p>
      <text:p text:style-name="P53"><text:tab/><text:span text:style-name="T98">Il renseigne l’adresse générique de type replymail@ et l’adresse du gestionnaire de site (pour transmette le flambeau à un autre le cas échéant)</text:span></text:p>
      <text:p text:style-name="P53"><text:tab/><text:span text:style-name="T98">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6"><draw:image xlink:href="Pictures/10000000000007800000039C0C58EE07DB344319.png" xlink:type="simple" xlink:show="embed" xlink:actuate="onLoad" draw:mime-type="image/png"/></draw:frame><text:soft-page-break/></text:p>
      <text:p text:style-name="P53"/>
      <text:list xml:id="list140029519258145" text:continue-numbering="true" text:style-name="WWNum1">
        <text:list-item>
          <text:p text:style-name="P81"><text:bookmark-start text:name="__RefHeading___Toc1709_401600443"/>Réglages de<text:span text:style-name="T91">s</text:span> base<text:span text:style-name="T91">s</text:span> de données <text:span text:style-name="T15">(</text:span><text:span text:style-name="T23">important</text:span><text:span text:style-name="T15">) :</text:span><text:bookmark-end text:name="__RefHeading___Toc1709_401600443"/></text:p>
        </text:list-item>
      </text:list>
      <text:p text:style-name="P52"/>
      <text:p text:style-name="P30"><text:span text:style-name="T70"><text:tab/></text:span><text:span text:style-name="T71">La population des bases de données doit être réalisées à l’aide d’un utilitaire de manipulation de bases de données (nous recommandons </text:span><text:bookmark text:name="db-browser-for-sqlite"/>DB Browser for SQLite, <text:span text:style-name="T96">simple et efficace permettant l’import de tables complètes à partir de fichiers csv : </text:span><text:a xlink:type="simple" xlink:href="https://sqlitebrowser.org/" text:style-name="Internet_20_link" text:visited-style-name="Visited_20_Internet_20_Link"><text:span text:style-name="T96">https://sqlitebrowser.org/</text:span></text:a><text:span text:style-name="T96"> )</text:span></text:p>
      <text:p text:style-name="P30"><text:tab/><text:span text:style-name="T97">La base de données principale (eplouribousse.db ne contient qu’une table propre à l’application (epl_replymail) (Les autres tables sont celles de Django)</text:span></text:p>
      <text:p text:style-name="P31"><text:tab/><text:span text:style-name="T97">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7">epl_proj_setting.</text:span></text:p>
      <text:p text:style-name="P31"><text:tab/><text:span text:style-name="T100">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
      <text:p text:style-name="P44"><text:tab/>Lors de la mise en place de la <text:span text:style-name="T35">base de données </text:span><text:span text:style-name="T36">projet</text:span>, voici ce à quoi il faut penser :</text:p>
      <text:list xml:id="list2957492570" text:style-name="L5">
        <text:list-item>
          <text:p text:style-name="P97">Pour la table des rattachements, dans le champs « période de publication » supprimer tout ce qui est superflu (seules les dates de début et de fin sont pertinentes)</text:p>
        </text:list-item>
        <text:list-item>
          <text:p text:style-name="P99"><text:soft-page-break/>Les motifs d’exclusion dans la table « epl_exclusion » (l’exclusion « autre (commenter) » ne doit pas à être renseignée ; elle est prévue dans le code)</text:p>
        </text:list-item>
        <text:list-item>
          <text:p text:style-name="P100">Renseigner le nom du projet dans la table « epl_project »</text:p>
        </text:list-item>
        <text:list-item>
          <text:p text:style-name="P99">Renseigner la table « epl_bddadmin » avec le nom et le mail du ou des administrateurs de la base de données</text:p>
        </text:list-item>
        <text:list-item>
          <text:p text:style-name="P101">Renseigner les bibliothèques participantes dans « epl_library »</text:p>
        </text:list-item>
        <text:list-item>
          <text:p text:style-name="P102">Renseigner la table utilisateurs qui doit recenser l’ensemble des correspondants dans les bibliothèques (y compris ‘checker’) l’ensemble des administrateurs ; <text:span text:style-name="T24">attention </text:span>: <text:span text:style-name="T29">le m</text:span><text:span text:style-name="T22">ail, comme l’identifiant doivent être uniques tous les deux, </text:span><text:span text:style-name="T29">autrement dit, si un même utilisateur a différents rôles dans un même projet, il ne doit être enregistré qu’</text:span><text:span text:style-name="T30">une seule fois avec </text:span><text:span text:style-name="T29">un seul couple (mail, identifiant) et c’est son rôle le plus permissif qui prévaudra</text:span><text:span text:style-name="T22">. L’identifiant doit en outre avoir pour suffixe @## où ## est le code à deux chiffres correspondant au numéro de la base projet</text:span><text:span text:style-name="T54">.</text:span></text:p>
          <text:p text:style-name="P103"/>
        </text:list-item>
      </text:list>
      <text:p text:style-name="P38">S’agissant de la base de données principale (eplouribousse.db) :</text:p>
      <text:list xml:id="list140029939763062" text:continue-numbering="true" text:style-name="L5">
        <text:list-item>
          <text:p text:style-name="P98"><text:span text:style-name="T113">I</text:span>ndiquer une adresse <text:span text:style-name="T15">mail de type no-reply@ et une adresse de webmaster i.e. administrateur du site : Respectivement en premier et deuxième enregistrements de la table « epl_replymail ».</text:span></text:p>
        </text:list-item>
        <text:list-item>
          <text:p text:style-name="P104">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4">page d’accueil générale (vue selectbdd)</text:p>
            </text:list-item>
            <text:list-item>
              <text:p text:style-name="P104">page d’accueil de n’importe quel projet (vue home)</text:p>
            </text:list-item>
            <text:list-item>
              <text:p text:style-name="P105">page d’administration générale (vue globadm)</text:p>
              <text:p text:style-name="P106">ou lors de la création de nouveaux utilisateurs (vues admins_adm <text:s/>et lib_adm)</text:p>
            </text:list-item>
          </text:list>
        </text:list-item>
      </text:list>
      <text:p text:style-name="P56"/>
      <text:list xml:id="list140030286984185" text:continue-list="list140029519258145" text:style-name="WWNum1">
        <text:list-item>
          <text:p text:style-name="P8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53">binaires</text:span> en .mo)</text:p>
      <text:p text:style-name="P9"><text:soft-page-break/>Le changement de langue est accessible à partir d’un lien en page d’accueil <text:span text:style-name="T53">(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0f8fd5"/>
    </style:style>
    <style:style style:name="MT2" style:family="text">
      <style:text-properties officeooo:rsid="0111e529"/>
    </style:style>
    <style:style style:name="MT3" style:family="text">
      <style:text-properties officeooo:rsid="00f1d94d"/>
    </style:style>
    <style:style style:name="MT4" style:family="text">
      <style:text-properties officeooo:rsid="00f5a08b"/>
    </style:style>
    <style:style style:name="MT5" style:family="text">
      <style:text-properties officeooo:rsid="0100b679"/>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7</text:span><text:span text:style-name="MT3">/</text:span><text:span text:style-name="MT4">0</text:span><text:span text:style-name="MT5">3</text:span><text:span text:style-name="MT3">/</text:span><text:span text:style-name="MT6">202</text:span><text:span text:style-name="MT4">3</text:span><text:tab/><text:page-number text:select-page="current">27</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4</meta:editing-cycles>
    <meta:print-date>2019-04-11T07:17:00</meta:print-date>
    <meta:creation-date>2018-04-04T11:57:00</meta:creation-date>
    <dc:date>2023-03-27T14:00:27.663203891</dc:date>
    <meta:editing-duration>P1DT42M20S</meta:editing-duration>
    <meta:generator>LibreOffice/7.3.7.2$Linux_X86_64 LibreOffice_project/30$Build-2</meta:generator>
    <meta:document-statistic meta:table-count="2" meta:image-count="19" meta:object-count="0" meta:page-count="27" meta:paragraph-count="290" meta:word-count="5601" meta:character-count="36165" meta:non-whitespace-character-count="307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